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of="urn:oasis:names:tc:opendocument:xmlns:of:1.2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of="urn:oasis:names:tc:opendocument:xmlns:of:1.2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office:version="1.2">
  <office:automatic-styles/>
  <office:body>
    <office:spreadsheet>
      <table:table table:name="Ameaças CoffeeNet">
        <table:table-row>
          <table:table-cell table:style-name="pd1" office:value-type="string" office:string-value="ID">
            <text:p>ID</text:p>
          </table:table-cell>
          <table:table-cell table:style-name="pd1" office:value-type="string" office:string-value="vulnerabilidade">
            <text:p>vulnerabilidade</text:p>
          </table:table-cell>
          <table:table-cell table:style-name="pd1" office:value-type="string" office:string-value="fluxo do diagrama de fluxo de dados">
            <text:p>fluxo do diagrama de fluxo de dados</text:p>
          </table:table-cell>
          <table:table-cell table:style-name="pd1" office:value-type="string" office:string-value="classe stride">
            <text:p>classe stride</text:p>
          </table:table-cell>
          <table:table-cell table:style-name="pd1" office:value-type="string" office:string-value="descrição da ameaça">
            <text:p>descrição da ameaça</text:p>
          </table:table-cell>
          <table:table-cell table:style-name="pd1" office:value-type="string" office:string-value="probabilidade">
            <text:p>probabilidade</text:p>
          </table:table-cell>
          <table:table-cell table:style-name="pd1" office:value-type="string" office:string-value="impacto">
            <text:p>impacto</text:p>
          </table:table-cell>
          <table:table-cell table:style-name="pd1" office:value-type="string" office:string-value="risco">
            <text:p>risco</text:p>
          </table:table-cell>
          <table:table-cell table:style-name="pd1" office:value-type="string" office:string-value="medida de mitigação">
            <text:p>medida de mitigação</text:p>
          </table:table-cell>
          <table:table-cell table:style-name="pd1" office:value-type="string" office:string-value="probabilidade residual">
            <text:p>probabilidade residual</text:p>
          </table:table-cell>
          <table:table-cell table:style-name="pd1" office:value-type="string" office:string-value="impacto residual">
            <text:p>impacto residual</text:p>
          </table:table-cell>
          <table:table-cell table:style-name="pd1" office:value-type="string" office:string-value="risco residual">
            <text:p>risco residual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 office:string-value="Credenciais Fracas no Seed">
            <text:p>Credenciais Fracas no Seed</text:p>
          </table:table-cell>
          <table:table-cell office:value-type="string" office:string-value="Frontend &lt;-&gt; Backend (WebSocket)">
            <text:p>Frontend &lt;-&gt; Backend (WebSocket)</text:p>
          </table:table-cell>
          <table:table-cell office:value-type="string" office:string-value="SPOOFING">
            <text:p>SPOOFING</text:p>
          </table:table-cell>
          <table:table-cell office:value-type="string" office:string-value="Credenciais Fracas no Seed: As credenciais de teste (cliente@teste.com:123 e cozinha@teste.com:123) são extremamente fracas e estão documentadas publicamente no README.">
            <text:p>Credenciais Fracas no Seed: As credenciais de teste (cliente@teste.com:123 e cozinha@teste.com:123) são extremamente fracas e estão documentadas publicamente no README.</text:p>
          </table:table-cell>
          <table:table-cell office:value-type="string" office:string-value="Alta">
            <text:p>Alta</text:p>
          </table:table-cell>
          <table:table-cell office:value-type="string" office:string-value="Alto">
            <text:p>Alto</text:p>
          </table:table-cell>
          <table:table-cell office:value-type="string" office:string-value="Alto">
            <text:p>Alto</text:p>
          </table:table-cell>
          <table:table-cell office:value-type="string" office:string-value="Remover credenciais do README; Implementar política de senha forte; Forçar troca de senha no primeiro acesso.">
            <text:p>Remover credenciais do README; Implementar política de senha forte; Forçar troca de senha no primeiro acesso.</text:p>
          </table:table-cell>
          <table:table-cell office:value-type="string" office:string-value="Média">
            <text:p>Média</text:p>
          </table:table-cell>
          <table:table-cell office:value-type="string" office:string-value="Média">
            <text:p>Média</text:p>
          </table:table-cell>
          <table:table-cell office:value-type="string" office:string-value="Médio">
            <text:p>Médio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 office:string-value="Ausência de Autenticação Multifator (MFA)">
            <text:p>Ausência de Autenticação Multifator (MFA)</text:p>
          </table:table-cell>
          <table:table-cell office:value-type="string" office:string-value="Frontend &lt;-&gt; Backend (API REST)">
            <text:p>Frontend &lt;-&gt; Backend (API REST)</text:p>
          </table:table-cell>
          <table:table-cell office:value-type="string" office:string-value="SPOOFING">
            <text:p>SPOOFING</text:p>
          </table:table-cell>
          <table:table-cell office:value-type="string" office:string-value="Ausência de Autenticação Multifator (MFA): Sistema usa apenas email/senha para autenticação, sem segunda camada de verificação.">
            <text:p>Ausência de Autenticação Multifator (MFA): Sistema usa apenas email/senha para autenticação, sem segunda camada de verificação.</text:p>
          </table:table-cell>
          <table:table-cell office:value-type="string" office:string-value="Média">
            <text:p>Média</text:p>
          </table:table-cell>
          <table:table-cell office:value-type="string" office:string-value="Médio">
            <text:p>Médio</text:p>
          </table:table-cell>
          <table:table-cell office:value-type="string" office:string-value="Médio">
            <text:p>Médio</text:p>
          </table:table-cell>
          <table:table-cell office:value-type="string" office:string-value="Implementar MFA opcional (TOTP) para contas da cozinha; Considerar autenticação via SMS ou email para clientes.">
            <text:p>Implementar MFA opcional (TOTP) para contas da cozinha; Considerar autenticação via SMS ou email para clientes.</text:p>
          </table:table-cell>
          <table:table-cell office:value-type="string" office:string-value="Baixa">
            <text:p>Baixa</text:p>
          </table:table-cell>
          <table:table-cell office:value-type="string" office:string-value="Baixo">
            <text:p>Baixo</text:p>
          </table:table-cell>
          <table:table-cell office:value-type="string" office:string-value="Baixo">
            <text:p>Baixo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 office:string-value="Validação Inadequada de Tokens JWT">
            <text:p>Validação Inadequada de Tokens JWT</text:p>
          </table:table-cell>
          <table:table-cell office:value-type="string" office:string-value="Frontend &lt;-&gt; Backend (API REST)">
            <text:p>Frontend &lt;-&gt; Backend (API REST)</text:p>
          </table:table-cell>
          <table:table-cell office:value-type="string" office:string-value="SPOOFING">
            <text:p>SPOOFING</text:p>
          </table:table-cell>
          <table:table-cell office:value-type="string" office:string-value="Validação Inadequada de Tokens JWT: Se a validação de JWT não verificar expiração, issuer ou assinatura corretamente, tokens podem ser falsificados.">
            <text:p>Validação Inadequada de Tokens JWT: Se a validação de JWT não verificar expiração, issuer ou assinatura corretamente, tokens podem ser falsificados.</text:p>
          </table:table-cell>
          <table:table-cell office:value-type="string" office:string-value="Média">
            <text:p>Média</text:p>
          </table:table-cell>
          <table:table-cell office:value-type="string" office:string-value="Alto">
            <text:p>Alto</text:p>
          </table:table-cell>
          <table:table-cell office:value-type="string" office:string-value="Alto">
            <text:p>Alto</text:p>
          </table:table-cell>
          <table:table-cell office:value-type="string" office:string-value="Verificar implementação de validação completa do JWT (exp, iat, signature); Implementar refresh tokens com rotação; Adicionar blacklist de tokens revogados.">
            <text:p>Verificar implementação de validação completa do JWT (exp, iat, signature); Implementar refresh tokens com rotação; Adicionar blacklist de tokens revogados.</text:p>
          </table:table-cell>
          <table:table-cell office:value-type="string" office:string-value="Média">
            <text:p>Média</text:p>
          </table:table-cell>
          <table:table-cell office:value-type="string" office:string-value="Média">
            <text:p>Média</text:p>
          </table:table-cell>
          <table:table-cell office:value-type="string" office:string-value="Médio">
            <text:p>Médio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 office:string-value="Manipulação de Pedidos via WebSocket">
            <text:p>Manipulação de Pedidos via WebSocket</text:p>
          </table:table-cell>
          <table:table-cell office:value-type="string" office:string-value="Frontend &lt;-&gt; Backend (WebSocket)">
            <text:p>Frontend &lt;-&gt; Backend (WebSocket)</text:p>
          </table:table-cell>
          <table:table-cell office:value-type="string" office:string-value="TAMPERING">
            <text:p>TAMPERING</text:p>
          </table:table-cell>
          <table:table-cell office:value-type="string" office:string-value="Manipulação de Pedidos via WebSocket: Se não houver validação adequada de origem e autorização em mensagens WebSocket, atacantes podem enviar comandos falsos.">
            <text:p>Manipulação de Pedidos via WebSocket: Se não houver validação adequada de origem e autorização em mensagens WebSocket, atacantes podem enviar comandos falsos.</text:p>
          </table:table-cell>
          <table:table-cell office:value-type="string" office:string-value="Alta">
            <text:p>Alta</text:p>
          </table:table-cell>
          <table:table-cell office:value-type="string" office:string-value="Alto">
            <text:p>Alto</text:p>
          </table:table-cell>
          <table:table-cell office:value-type="string" office:string-value="Alto">
            <text:p>Alto</text:p>
          </table:table-cell>
          <table:table-cell office:value-type="string" office:string-value="Implementar autenticação no handshake do WebSocket; Validar role do usuário em cada mensagem; Implementar rate limiting; Adicionar logs de auditoria.">
            <text:p>Implementar autenticação no handshake do WebSocket; Validar role do usuário em cada mensagem; Implementar rate limiting; Adicionar logs de auditoria.</text:p>
          </table:table-cell>
          <table:table-cell office:value-type="string" office:string-value="Média">
            <text:p>Média</text:p>
          </table:table-cell>
          <table:table-cell office:value-type="string" office:string-value="Média">
            <text:p>Média</text:p>
          </table:table-cell>
          <table:table-cell office:value-type="string" office:string-value="Médio">
            <text:p>Médio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 office:string-value="Injeção SQL no Backend">
            <text:p>Injeção SQL no Backend</text:p>
          </table:table-cell>
          <table:table-cell office:value-type="string" office:string-value="Backend &lt;-&gt; Banco de Dados">
            <text:p>Backend &lt;-&gt; Banco de Dados</text:p>
          </table:table-cell>
          <table:table-cell office:value-type="string" office:string-value="TAMPERING">
            <text:p>TAMPERING</text:p>
          </table:table-cell>
          <table:table-cell office:value-type="string" office:string-value="Injeção SQL no Backend: Se consultas SQL forem montadas com concatenação de strings (sem prepared statements/ORM), entrada maliciosa pode executar comandos arbitrários no banco.">
            <text:p>Injeção SQL no Backend: Se consultas SQL forem montadas com concatenação de strings (sem prepared statements/ORM), entrada maliciosa pode executar comandos arbitrários no banco.</text:p>
          </table:table-cell>
          <table:table-cell office:value-type="string" office:string-value="Alta">
            <text:p>Alta</text:p>
          </table:table-cell>
          <table:table-cell office:value-type="string" office:string-value="Alto">
            <text:p>Alto</text:p>
          </table:table-cell>
          <table:table-cell office:value-type="string" office:string-value="Alto">
            <text:p>Alto</text:p>
          </table:table-cell>
          <table:table-cell office:value-type="string" office:string-value="Usar ORM (SQLAlchemy) ou prepared statements em 100% das queries; Nunca concatenar entrada do usuário diretamente em SQL; Aplicar princípio do menor privilégio.">
            <text:p>Usar ORM (SQLAlchemy) ou prepared statements em 100% das queries; Nunca concatenar entrada do usuário diretamente em SQL; Aplicar princípio do menor privilégio.</text:p>
          </table:table-cell>
          <table:table-cell office:value-type="string" office:string-value="Média">
            <text:p>Média</text:p>
          </table:table-cell>
          <table:table-cell office:value-type="string" office:string-value="Média">
            <text:p>Média</text:p>
          </table:table-cell>
          <table:table-cell office:value-type="string" office:string-value="Médio">
            <text:p>Médio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 office:string-value="Prompt Injection na IA 2 (Gemini)">
            <text:p>Prompt Injection na IA 2 (Gemini)</text:p>
          </table:table-cell>
          <table:table-cell office:value-type="string" office:string-value="Backend &lt;-&gt; IA Externa (Gemini API)">
            <text:p>Backend &lt;-&gt; IA Externa (Gemini API)</text:p>
          </table:table-cell>
          <table:table-cell office:value-type="string" office:string-value="TAMPERING">
            <text:p>TAMPERING</text:p>
          </table:table-cell>
          <table:table-cell office:value-type="string" office:string-value="Prompt Injection na IA 2 (Gemini): Cliente pode tentar manipular o prompt enviado ao Gemini inserindo comandos no pedido.">
            <text:p>Prompt Injection na IA 2 (Gemini): Cliente pode tentar manipular o prompt enviado ao Gemini inserindo comandos no pedido.</text:p>
          </table:table-cell>
          <table:table-cell office:value-type="string" office:string-value="Média">
            <text:p>Média</text:p>
          </table:table-cell>
          <table:table-cell office:value-type="string" office:string-value="Alto">
            <text:p>Alto</text:p>
          </table:table-cell>
          <table:table-cell office:value-type="string" office:string-value="Alto">
            <text:p>Alto</text:p>
          </table:table-cell>
          <table:table-cell office:value-type="string" office:string-value="Sanitizar entrada do cliente antes de montar o prompt; Usar delimitadores claros no prompt; Validar formato da resposta do Gemini; Implementar filtro de conteúdo malicioso.">
            <text:p>Sanitizar entrada do cliente antes de montar o prompt; Usar delimitadores claros no prompt; Validar formato da resposta do Gemini; Implementar filtro de conteúdo malicioso.</text:p>
          </table:table-cell>
          <table:table-cell office:value-type="string" office:string-value="Média">
            <text:p>Média</text:p>
          </table:table-cell>
          <table:table-cell office:value-type="string" office:string-value="Média">
            <text:p>Média</text:p>
          </table:table-cell>
          <table:table-cell office:value-type="string" office:string-value="Médio">
            <text:p>Médio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 office:string-value="Falta de Logs de Auditoria">
            <text:p>Falta de Logs de Auditoria</text:p>
          </table:table-cell>
          <table:table-cell office:value-type="string" office:string-value="Frontend &lt;-&gt; Backend (API REST)">
            <text:p>Frontend &lt;-&gt; Backend (API REST)</text:p>
          </table:table-cell>
          <table:table-cell office:value-type="string" office:string-value="REPUDIATION">
            <text:p>REPUDIATION</text:p>
          </table:table-cell>
          <table:table-cell office:value-type="string" office:string-value="Falta de Logs de Auditoria: Sistema não menciona logs de ações críticas (criação de pedidos, alteração de status, login, falhas de autenticação).">
            <text:p>Falta de Logs de Auditoria: Sistema não menciona logs de ações críticas (criação de pedidos, alteração de status, login, falhas de autenticação).</text:p>
          </table:table-cell>
          <table:table-cell office:value-type="string" office:string-value="Média">
            <text:p>Média</text:p>
          </table:table-cell>
          <table:table-cell office:value-type="string" office:string-value="Alto">
            <text:p>Alto</text:p>
          </table:table-cell>
          <table:table-cell office:value-type="string" office:string-value="Alto">
            <text:p>Alto</text:p>
          </table:table-cell>
          <table:table-cell office:value-type="string" office:string-value="Implementar logging estruturado (JSON) com Timestamp, User ID, Ação, IP de origem e Resultado; Armazenar logs em serviço externo; Definir retenção de logs.">
            <text:p>Implementar logging estruturado (JSON) com Timestamp, User ID, Ação, IP de origem e Resultado; Armazenar logs em serviço externo; Definir retenção de logs.</text:p>
          </table:table-cell>
          <table:table-cell office:value-type="string" office:string-value="Média">
            <text:p>Média</text:p>
          </table:table-cell>
          <table:table-cell office:value-type="string" office:string-value="Média">
            <text:p>Média</text:p>
          </table:table-cell>
          <table:table-cell office:value-type="string" office:string-value="Médio">
            <text:p>Médio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 office:string-value="Exposição da GEMINI_API_KEY">
            <text:p>Exposição da GEMINI_API_KEY</text:p>
          </table:table-cell>
          <table:table-cell office:value-type="string" office:string-value="Frontend &lt;-&gt; Backend (API REST)">
            <text:p>Frontend &lt;-&gt; Backend (API REST)</text:p>
          </table:table-cell>
          <table:table-cell office:value-type="string" office:string-value="INFORMATION DISCLOSURE">
            <text:p>INFORMATION DISCLOSURE</text:p>
          </table:table-cell>
          <table:table-cell office:value-type="string" office:string-value="Exposição da GEMINI_API_KEY: Chave API armazenada em arquivo .env pode vazar se for commitado no Git, logs exibirem a chave ou erro do backend expor variáveis de ambiente.">
            <text:p>Exposição da GEMINI_API_KEY: Chave API armazenada em arquivo .env pode vazar se for commitado no Git, logs exibirem a chave ou erro do backend expor variáveis de ambiente.</text:p>
          </table:table-cell>
          <table:table-cell office:value-type="string" office:string-value="Alta">
            <text:p>Alta</text:p>
          </table:table-cell>
          <table:table-cell office:value-type="string" office:string-value="Alto">
            <text:p>Alto</text:p>
          </table:table-cell>
          <table:table-cell office:value-type="string" office:string-value="Alto">
            <text:p>Alto</text:p>
          </table:table-cell>
          <table:table-cell office:value-type="string" office:string-value="Adicionar .env ao .gitignore; Usar secrets management; Implementar rotação periódica da chave API; Filtrar variáveis de ambiente em logs e mensagens de erro.">
            <text:p>Adicionar .env ao .gitignore; Usar secrets management; Implementar rotação periódica da chave API; Filtrar variáveis de ambiente em logs e mensagens de erro.</text:p>
          </table:table-cell>
          <table:table-cell office:value-type="string" office:string-value="Média">
            <text:p>Média</text:p>
          </table:table-cell>
          <table:table-cell office:value-type="string" office:string-value="Média">
            <text:p>Média</text:p>
          </table:table-cell>
          <table:table-cell office:value-type="string" office:string-value="Médio">
            <text:p>Médio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 office:string-value="Exposição de Dados Sensíveis via API">
            <text:p>Exposição de Dados Sensíveis via API</text:p>
          </table:table-cell>
          <table:table-cell office:value-type="string" office:string-value="Frontend &lt;-&gt; Backend (WebSocket)">
            <text:p>Frontend &lt;-&gt; Backend (WebSocket)</text:p>
          </table:table-cell>
          <table:table-cell office:value-type="string" office:string-value="INFORMATION DISCLOSURE">
            <text:p>INFORMATION DISCLOSURE</text:p>
          </table:table-cell>
          <table:table-cell office:value-type="string" office:string-value="Exposição de Dados Sensíveis via API: Endpoints podem retornar mais dados do que o necessário (ex: histórico completo de todos os clientes).">
            <text:p>Exposição de Dados Sensíveis via API: Endpoints podem retornar mais dados do que o necessário (ex: histórico completo de todos os clientes).</text:p>
          </table:table-cell>
          <table:table-cell office:value-type="string" office:string-value="Média">
            <text:p>Média</text:p>
          </table:table-cell>
          <table:table-cell office:value-type="string" office:string-value="Alto">
            <text:p>Alto</text:p>
          </table:table-cell>
          <table:table-cell office:value-type="string" office:string-value="Alto">
            <text:p>Alto</text:p>
          </table:table-cell>
          <table:table-cell office:value-type="string" office:string-value="Implementar filtros de autorização em queries (user_id = current_user); Usar DTOs/schemas para controlar exatamente quais campos são expostos; Evitar retornar senhas.">
            <text:p>Implementar filtros de autorização em queries (user_id = current_user); Usar DTOs/schemas para controlar exatamente quais campos são expostos; Evitar retornar senhas.</text:p>
          </table:table-cell>
          <table:table-cell office:value-type="string" office:string-value="Média">
            <text:p>Média</text:p>
          </table:table-cell>
          <table:table-cell office:value-type="string" office:string-value="Média">
            <text:p>Média</text:p>
          </table:table-cell>
          <table:table-cell office:value-type="string" office:string-value="Médio">
            <text:p>Médio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 office:string-value="Histórico de Chat Persistido Sem Criptografia">
            <text:p>Histórico de Chat Persistido Sem Criptografia</text:p>
          </table:table-cell>
          <table:table-cell office:value-type="string" office:string-value="Backend &lt;-&gt; Banco de Dados">
            <text:p>Backend &lt;-&gt; Banco de Dados</text:p>
          </table:table-cell>
          <table:table-cell office:value-type="string" office:string-value="INFORMATION DISCLOSURE">
            <text:p>INFORMATION DISCLOSURE</text:p>
          </table:table-cell>
          <table:table-cell office:value-type="string" office:string-value="Histórico de Chat Persistido Sem Criptografia: Mensagens do chatbot são armazenadas em texto plano no PostgreSQL.">
            <text:p>Histórico de Chat Persistido Sem Criptografia: Mensagens do chatbot são armazenadas em texto plano no PostgreSQL.</text:p>
          </table:table-cell>
          <table:table-cell office:value-type="string" office:string-value="Média">
            <text:p>Média</text:p>
          </table:table-cell>
          <table:table-cell office:value-type="string" office:string-value="Médio">
            <text:p>Médio</text:p>
          </table:table-cell>
          <table:table-cell office:value-type="string" office:string-value="Médio">
            <text:p>Médio</text:p>
          </table:table-cell>
          <table:table-cell office:value-type="string" office:string-value="Criptografar dados sensíveis em repouso; Implementar retenção limitada; Permitir cliente deletar seu histórico.">
            <text:p>Criptografar dados sensíveis em repouso; Implementar retenção limitada; Permitir cliente deletar seu histórico.</text:p>
          </table:table-cell>
          <table:table-cell office:value-type="string" office:string-value="Baixa">
            <text:p>Baixa</text:p>
          </table:table-cell>
          <table:table-cell office:value-type="string" office:string-value="Baixo">
            <text:p>Baixo</text:p>
          </table:table-cell>
          <table:table-cell office:value-type="string" office:string-value="Baixo">
            <text:p>Baixo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 office:string-value="Informações Sensíveis em Logs">
            <text:p>Informações Sensíveis em Logs</text:p>
          </table:table-cell>
          <table:table-cell office:value-type="string" office:string-value="Frontend &lt;-&gt; Backend (API REST)">
            <text:p>Frontend &lt;-&gt; Backend (API REST)</text:p>
          </table:table-cell>
          <table:table-cell office:value-type="string" office:string-value="INFORMATION DISCLOSURE">
            <text:p>INFORMATION DISCLOSURE</text:p>
          </table:table-cell>
          <table:table-cell office:value-type="string" office:string-value="Informações Sensíveis em Logs: Logs podem inadvertidamente registrar dados sensíveis (senhas, tokens, conteúdo de pedidos).">
            <text:p>Informações Sensíveis em Logs: Logs podem inadvertidamente registrar dados sensíveis (senhas, tokens, conteúdo de pedidos).</text:p>
          </table:table-cell>
          <table:table-cell office:value-type="string" office:string-value="Média">
            <text:p>Média</text:p>
          </table:table-cell>
          <table:table-cell office:value-type="string" office:string-value="Médio">
            <text:p>Médio</text:p>
          </table:table-cell>
          <table:table-cell office:value-type="string" office:string-value="Médio">
            <text:p>Médio</text:p>
          </table:table-cell>
          <table:table-cell office:value-type="string" office:string-value="Implementar sanitização automática de logs; Restringir acesso aos logs; Não logar payloads completos de requisições em produção.">
            <text:p>Implementar sanitização automática de logs; Restringir acesso aos logs; Não logar payloads completos de requisições em produção.</text:p>
          </table:table-cell>
          <table:table-cell office:value-type="string" office:string-value="Baixa">
            <text:p>Baixa</text:p>
          </table:table-cell>
          <table:table-cell office:value-type="string" office:string-value="Baixo">
            <text:p>Baixo</text:p>
          </table:table-cell>
          <table:table-cell office:value-type="string" office:string-value="Baixo">
            <text:p>Baixo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 office:string-value="Ausência de Rate Limiting">
            <text:p>Ausência de Rate Limiting</text:p>
          </table:table-cell>
          <table:table-cell office:value-type="string" office:string-value="Frontend &lt;-&gt; Backend (WebSocket)">
            <text:p>Frontend &lt;-&gt; Backend (WebSocket)</text:p>
          </table:table-cell>
          <table:table-cell office:value-type="string" office:string-value="DENIAL OF SERVICE">
            <text:p>DENIAL OF SERVICE</text:p>
          </table:table-cell>
          <table:table-cell office:value-type="string" office:string-value="Ausência de Rate Limiting: Sistema não menciona limitação de requisições, permitindo spam de pedidos, sobrecarga da API Gemini ou conexões WebSocket.">
            <text:p>Ausência de Rate Limiting: Sistema não menciona limitação de requisições, permitindo spam de pedidos, sobrecarga da API Gemini ou conexões WebSocket.</text:p>
          </table:table-cell>
          <table:table-cell office:value-type="string" office:string-value="Média">
            <text:p>Média</text:p>
          </table:table-cell>
          <table:table-cell office:value-type="string" office:string-value="Alto">
            <text:p>Alto</text:p>
          </table:table-cell>
          <table:table-cell office:value-type="string" office:string-value="Alto">
            <text:p>Alto</text:p>
          </table:table-cell>
          <table:table-cell office:value-type="string" office:string-value="Implementar rate limiting por IP e por usuário; Usar middleware (FastAPI-Limiter com Redis); Implementar backoff exponencial em chamadas ao Gemini.">
            <text:p>Implementar rate limiting por IP e por usuário; Usar middleware (FastAPI-Limiter com Redis); Implementar backoff exponencial em chamadas ao Gemini.</text:p>
          </table:table-cell>
          <table:table-cell office:value-type="string" office:string-value="Média">
            <text:p>Média</text:p>
          </table:table-cell>
          <table:table-cell office:value-type="string" office:string-value="Média">
            <text:p>Média</text:p>
          </table:table-cell>
          <table:table-cell office:value-type="string" office:string-value="Médio">
            <text:p>Médio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 office:string-value="Resource Exhaustion via IA 1 (spaCy)">
            <text:p>Resource Exhaustion via IA 1 (spaCy)</text:p>
          </table:table-cell>
          <table:table-cell office:value-type="string" office:string-value="Frontend &lt;-&gt; Backend (API REST)">
            <text:p>Frontend &lt;-&gt; Backend (API REST)</text:p>
          </table:table-cell>
          <table:table-cell office:value-type="string" office:string-value="DENIAL OF SERVICE">
            <text:p>DENIAL OF SERVICE</text:p>
          </table:table-cell>
          <table:table-cell office:value-type="string" office:string-value="Resource Exhaustion via IA 1 (spaCy): Processamento de textos muito longos ou complexos pode consumir CPU/memória excessiva do container.">
            <text:p>Resource Exhaustion via IA 1 (spaCy): Processamento de textos muito longos ou complexos pode consumir CPU/memória excessiva do container.</text:p>
          </table:table-cell>
          <table:table-cell office:value-type="string" office:string-value="Média">
            <text:p>Média</text:p>
          </table:table-cell>
          <table:table-cell office:value-type="string" office:string-value="Médio">
            <text:p>Médio</text:p>
          </table:table-cell>
          <table:table-cell office:value-type="string" office:string-value="Médio">
            <text:p>Médio</text:p>
          </table:table-cell>
          <table:table-cell office:value-type="string" office:string-value="Limitar tamanho máximo do input; Implementar timeout no processamento do spaCy; Configurar limites de CPU/memória no Docker Compose.">
            <text:p>Limitar tamanho máximo do input; Implementar timeout no processamento do spaCy; Configurar limites de CPU/memória no Docker Compose.</text:p>
          </table:table-cell>
          <table:table-cell office:value-type="string" office:string-value="Baixa">
            <text:p>Baixa</text:p>
          </table:table-cell>
          <table:table-cell office:value-type="string" office:string-value="Baixo">
            <text:p>Baixo</text:p>
          </table:table-cell>
          <table:table-cell office:value-type="string" office:string-value="Baixo">
            <text:p>Baixo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 office:string-value="WebSocket Flood">
            <text:p>WebSocket Flood</text:p>
          </table:table-cell>
          <table:table-cell office:value-type="string" office:string-value="Frontend &lt;-&gt; Backend (WebSocket)">
            <text:p>Frontend &lt;-&gt; Backend (WebSocket)</text:p>
          </table:table-cell>
          <table:table-cell office:value-type="string" office:string-value="DENIAL OF SERVICE">
            <text:p>DENIAL OF SERVICE</text:p>
          </table:table-cell>
          <table:table-cell office:value-type="string" office:string-value="WebSocket Flood: Atacante abre centenas de conexões WebSocket simultâneas, esgotando recursos do servidor.">
            <text:p>WebSocket Flood: Atacante abre centenas de conexões WebSocket simultâneas, esgotando recursos do servidor.</text:p>
          </table:table-cell>
          <table:table-cell office:value-type="string" office:string-value="Média">
            <text:p>Média</text:p>
          </table:table-cell>
          <table:table-cell office:value-type="string" office:string-value="Alto">
            <text:p>Alto</text:p>
          </table:table-cell>
          <table:table-cell office:value-type="string" office:string-value="Alto">
            <text:p>Alto</text:p>
          </table:table-cell>
          <table:table-cell office:value-type="string" office:string-value="Limitar conexões WebSocket por IP; Implementar timeout de inatividade; Usar proxy reverso (Nginx) com limite de conexões concorrentes.">
            <text:p>Limitar conexões WebSocket por IP; Implementar timeout de inatividade; Usar proxy reverso (Nginx) com limite de conexões concorrentes.</text:p>
          </table:table-cell>
          <table:table-cell office:value-type="string" office:string-value="Média">
            <text:p>Média</text:p>
          </table:table-cell>
          <table:table-cell office:value-type="string" office:string-value="Média">
            <text:p>Média</text:p>
          </table:table-cell>
          <table:table-cell office:value-type="string" office:string-value="Médio">
            <text:p>Médio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 office:string-value="Bypass de Controle de Acesso por Role">
            <text:p>Bypass de Controle de Acesso por Role</text:p>
          </table:table-cell>
          <table:table-cell office:value-type="string" office:string-value="Frontend &lt;-&gt; Backend (WebSocket)">
            <text:p>Frontend &lt;-&gt; Backend (WebSocket)</text:p>
          </table:table-cell>
          <table:table-cell office:value-type="string" office:string-value="ELEVATION OF PRIVILEGE">
            <text:p>ELEVATION OF PRIVILEGE</text:p>
          </table:table-cell>
          <table:table-cell office:value-type="string" office:string-value="Bypass de Controle de Acesso por Role: Se validação de role (client vs kitchen) for feita apenas no frontend ou for inconsistente no backend, atacante pode executar ações privilegiadas.">
            <text:p>Bypass de Controle de Acesso por Role: Se validação de role (client vs kitchen) for feita apenas no frontend ou for inconsistente no backend, atacante pode executar ações privilegiadas.</text:p>
          </table:table-cell>
          <table:table-cell office:value-type="string" office:string-value="Alta">
            <text:p>Alta</text:p>
          </table:table-cell>
          <table:table-cell office:value-type="string" office:string-value="Alto">
            <text:p>Alto</text:p>
          </table:table-cell>
          <table:table-cell office:value-type="string" office:string-value="Alto">
            <text:p>Alto</text:p>
          </table:table-cell>
          <table:table-cell office:value-type="string" office:string-value="Validar role em TODOS os endpoints sensíveis; Nunca confiar em claims do JWT sem validação; Implementar testes automatizados de autorização.">
            <text:p>Validar role em TODOS os endpoints sensíveis; Nunca confiar em claims do JWT sem validação; Implementar testes automatizados de autorização.</text:p>
          </table:table-cell>
          <table:table-cell office:value-type="string" office:string-value="Média">
            <text:p>Média</text:p>
          </table:table-cell>
          <table:table-cell office:value-type="string" office:string-value="Média">
            <text:p>Média</text:p>
          </table:table-cell>
          <table:table-cell office:value-type="string" office:string-value="Médio">
            <text:p>Médio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 office:string-value="SQL Injection Levando a Privilégios de Admin">
            <text:p>SQL Injection Levando a Privilégios de Admin</text:p>
          </table:table-cell>
          <table:table-cell office:value-type="string" office:string-value="Backend &lt;-&gt; Banco de Dados">
            <text:p>Backend &lt;-&gt; Banco de Dados</text:p>
          </table:table-cell>
          <table:table-cell office:value-type="string" office:string-value="ELEVATION OF PRIVILEGE">
            <text:p>ELEVATION OF PRIVILEGE</text:p>
          </table:table-cell>
          <table:table-cell office:value-type="string" office:string-value="SQL Injection Levando a Privilégios de Admin: Exploração de SQLi para modificar role do usuário no banco.">
            <text:p>SQL Injection Levando a Privilégios de Admin: Exploração de SQLi para modificar role do usuário no banco.</text:p>
          </table:table-cell>
          <table:table-cell office:value-type="string" office:string-value="Alta">
            <text:p>Alta</text:p>
          </table:table-cell>
          <table:table-cell office:value-type="string" office:string-value="Alto">
            <text:p>Alto</text:p>
          </table:table-cell>
          <table:table-cell office:value-type="string" office:string-value="Alto">
            <text:p>Alto</text:p>
          </table:table-cell>
          <table:table-cell office:value-type="string" office:string-value="Usar ORM/prepared statements; Princípio do menor privilégio no DB.">
            <text:p>Usar ORM/prepared statements; Princípio do menor privilégio no DB.</text:p>
          </table:table-cell>
          <table:table-cell office:value-type="string" office:string-value="Média">
            <text:p>Média</text:p>
          </table:table-cell>
          <table:table-cell office:value-type="string" office:string-value="Média">
            <text:p>Média</text:p>
          </table:table-cell>
          <table:table-cell office:value-type="string" office:string-value="Médio">
            <text:p>Médio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 office:string-value="Insecure Direct Object Reference (IDOR)">
            <text:p>Insecure Direct Object Reference (IDOR)</text:p>
          </table:table-cell>
          <table:table-cell office:value-type="string" office:string-value="Frontend &lt;-&gt; Backend (API REST)">
            <text:p>Frontend &lt;-&gt; Backend (API REST)</text:p>
          </table:table-cell>
          <table:table-cell office:value-type="string" office:string-value="ELEVATION OF PRIVILEGE">
            <text:p>ELEVATION OF PRIVILEGE</text:p>
          </table:table-cell>
          <table:table-cell office:value-type="string" office:string-value="Insecure Direct Object Reference (IDOR): Cliente manipula IDs em requisições para acessar pedidos de outros usuários.">
            <text:p>Insecure Direct Object Reference (IDOR): Cliente manipula IDs em requisições para acessar pedidos de outros usuários.</text:p>
          </table:table-cell>
          <table:table-cell office:value-type="string" office:string-value="Média">
            <text:p>Média</text:p>
          </table:table-cell>
          <table:table-cell office:value-type="string" office:string-value="Alto">
            <text:p>Alto</text:p>
          </table:table-cell>
          <table:table-cell office:value-type="string" office:string-value="Alto">
            <text:p>Alto</text:p>
          </table:table-cell>
          <table:table-cell office:value-type="string" office:string-value="Validar ownership em TODOS os endpoints; Usar UUIDs em vez de IDs sequenciais; Implementar testes de autorização em CI/CD.">
            <text:p>Validar ownership em TODOS os endpoints; Usar UUIDs em vez de IDs sequenciais; Implementar testes de autorização em CI/CD.</text:p>
          </table:table-cell>
          <table:table-cell office:value-type="string" office:string-value="Média">
            <text:p>Média</text:p>
          </table:table-cell>
          <table:table-cell office:value-type="string" office:string-value="Média">
            <text:p>Média</text:p>
          </table:table-cell>
          <table:table-cell office:value-type="string" office:string-value="Médio">
            <text:p>Médio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 office:string-value="Exposição de Portas do Docker">
            <text:p>Exposição de Portas do Docker</text:p>
          </table:table-cell>
          <table:table-cell office:value-type="string" office:string-value="Backend &lt;-&gt; Banco de Dados">
            <text:p>Backend &lt;-&gt; Banco de Dados</text:p>
          </table:table-cell>
          <table:table-cell office:value-type="string" office:string-value="INFRAESTRUTURA">
            <text:p>INFRAESTRUTURA</text:p>
          </table:table-cell>
          <table:table-cell office:value-type="string" office:string-value="Exposição de Portas do Docker: Se portas do PostgreSQL (5432) ou IA 1 (8001) forem expostas publicamente no docker-compose.yml.">
            <text:p>Exposição de Portas do Docker: Se portas do PostgreSQL (5432) ou IA 1 (8001) forem expostas publicamente no docker-compose.yml.</text:p>
          </table:table-cell>
          <table:table-cell office:value-type="string" office:string-value="Média">
            <text:p>Média</text:p>
          </table:table-cell>
          <table:table-cell office:value-type="string" office:string-value="Alto">
            <text:p>Alto</text:p>
          </table:table-cell>
          <table:table-cell office:value-type="string" office:string-value="Alto">
            <text:p>Alto</text:p>
          </table:table-cell>
          <table:table-cell office:value-type="string" office:string-value="Expor apenas porta do Backend FastAPI (8000); Usar rede interna do Docker; Configurar firewall para bloquear portas 5432 e 8001 externamente.">
            <text:p>Expor apenas porta do Backend FastAPI (8000); Usar rede interna do Docker; Configurar firewall para bloquear portas 5432 e 8001 externamente.</text:p>
          </table:table-cell>
          <table:table-cell office:value-type="string" office:string-value="Média">
            <text:p>Média</text:p>
          </table:table-cell>
          <table:table-cell office:value-type="string" office:string-value="Média">
            <text:p>Média</text:p>
          </table:table-cell>
          <table:table-cell office:value-type="string" office:string-value="Médio">
            <text:p>Médio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 office:string-value="Imagens Docker Desatualizadas">
            <text:p>Imagens Docker Desatualizadas</text:p>
          </table:table-cell>
          <table:table-cell office:value-type="string" office:string-value="Backend &lt;-&gt; Banco de Dados">
            <text:p>Backend &lt;-&gt; Banco de Dados</text:p>
          </table:table-cell>
          <table:table-cell office:value-type="string" office:string-value="INFRAESTRUTURA">
            <text:p>INFRAESTRUTURA</text:p>
          </table:table-cell>
          <table:table-cell office:value-type="string" office:string-value="Imagens Docker Desatualizadas: Imagens base (Python, PostgreSQL) podem conter vulnerabilidades conhecidas (CVEs).">
            <text:p>Imagens Docker Desatualizadas: Imagens base (Python, PostgreSQL) podem conter vulnerabilidades conhecidas (CVEs).</text:p>
          </table:table-cell>
          <table:table-cell office:value-type="string" office:string-value="Média">
            <text:p>Média</text:p>
          </table:table-cell>
          <table:table-cell office:value-type="string" office:string-value="Médio">
            <text:p>Médio</text:p>
          </table:table-cell>
          <table:table-cell office:value-type="string" office:string-value="Médio">
            <text:p>Médio</text:p>
          </table:table-cell>
          <table:table-cell office:value-type="string" office:string-value="Usar tags específicas e atualizadas; Escanear imagens com ferramentas (Trivy, Snyk); Atualizar imagens regularmente.">
            <text:p>Usar tags específicas e atualizadas; Escanear imagens com ferramentas (Trivy, Snyk); Atualizar imagens regularmente.</text:p>
          </table:table-cell>
          <table:table-cell office:value-type="string" office:string-value="Baixa">
            <text:p>Baixa</text:p>
          </table:table-cell>
          <table:table-cell office:value-type="string" office:string-value="Baixo">
            <text:p>Baixo</text:p>
          </table:table-cell>
          <table:table-cell office:value-type="string" office:string-value="Baixo">
            <text:p>Baixo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 office:string-value="Man-in-the-Middle (MitM) com API Gemini">
            <text:p>Man-in-the-Middle (MitM) com API Gemini</text:p>
          </table:table-cell>
          <table:table-cell office:value-type="string" office:string-value="Backend &lt;-&gt; IA Externa (Gemini API)">
            <text:p>Backend &lt;-&gt; IA Externa (Gemini API)</text:p>
          </table:table-cell>
          <table:table-cell office:value-type="string" office:string-value="COMUNICAÇÃO EXTERNA">
            <text:p>COMUNICAÇÃO EXTERNA</text:p>
          </table:table-cell>
          <table:table-cell office:value-type="string" office:string-value="Man-in-the-Middle (MitM) com API Gemini: Se comunicação com Google Gemini não usar HTTPS ou validar certificados.">
            <text:p>Man-in-the-Middle (MitM) com API Gemini: Se comunicação com Google Gemini não usar HTTPS ou validar certificados.</text:p>
          </table:table-cell>
          <table:table-cell office:value-type="string" office:string-value="Média">
            <text:p>Média</text:p>
          </table:table-cell>
          <table:table-cell office:value-type="string" office:string-value="Médio">
            <text:p>Médio</text:p>
          </table:table-cell>
          <table:table-cell office:value-type="string" office:string-value="Médio">
            <text:p>Médio</text:p>
          </table:table-cell>
          <table:table-cell office:value-type="string" office:string-value="Garantir uso de HTTPS para chamadas ao Gemini; Não desabilitar verificação de certificados SSL; Implementar pinning de certificado.">
            <text:p>Garantir uso de HTTPS para chamadas ao Gemini; Não desabilitar verificação de certificados SSL; Implementar pinning de certificado.</text:p>
          </table:table-cell>
          <table:table-cell office:value-type="string" office:string-value="Baixa">
            <text:p>Baixa</text:p>
          </table:table-cell>
          <table:table-cell office:value-type="string" office:string-value="Baixo">
            <text:p>Baixo</text:p>
          </table:table-cell>
          <table:table-cell office:value-type="string" office:string-value="Baixo">
            <text:p>Baix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of="urn:oasis:names:tc:opendocument:xmlns:of:1.2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of="urn:oasis:names:tc:opendocument:xmlns:of:1.2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